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ff00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ccff00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fill-color="#ccff00" draw:textarea-vertical-align="middle" fo:min-height="0.424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fill-color="#ccff00" draw:textarea-vertical-align="top" fo:min-height="3.379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cdcdcd" draw:shadow="hidden"/>
    </style:style>
    <style:style style:name="gr6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solid" draw:fill-color="#ffffff" draw:shadow="hidden"/>
    </style:style>
    <style:style style:name="gr9" style:family="graphic" style:parent-style-name="standard">
      <style:graphic-properties draw:stroke="none" draw:fill="none" draw:textarea-vertical-align="top" fo:min-height="1.9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solid" svg:stroke-width="0.042cm" svg:stroke-color="#000000" draw:marker-start="Marker_5f_0" draw:marker-start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1" style:family="graphic" style:parent-style-name="standard">
      <style:graphic-properties draw:stroke="none" draw:fill="solid" draw:fill-color="#ff6600" draw:shadow="hidden"/>
    </style:style>
    <style:style style:name="gr12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ff6600" fo:padding-top="0.138cm" fo:padding-bottom="0.138cm" fo:padding-left="0.263cm" fo:padding-right="0.263cm" draw:shadow="hidden"/>
    </style:style>
    <style:style style:name="gr13" style:family="graphic" style:parent-style-name="standard">
      <style:graphic-properties draw:stroke="none" draw:fill="none" draw:fill-color="#ff6600" draw:textarea-vertical-align="middle" fo:min-height="0.424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fill-color="#ff6600" draw:textarea-vertical-align="top" fo:min-height="1.9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fill-color="#ff6600" draw:textarea-vertical-align="top" fo:min-height="2.393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top" fo:min-height="2.901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fill-color="#ff6600" draw:textarea-vertical-align="top" fo:min-height="8.847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solid" draw:fill-color="#ff3399" draw:shadow="hidden"/>
    </style:style>
    <style:style style:name="gr19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ff3399" fo:padding-top="0.138cm" fo:padding-bottom="0.138cm" fo:padding-left="0.263cm" fo:padding-right="0.263cm" draw:shadow="hidden"/>
    </style:style>
    <style:style style:name="gr20" style:family="graphic" style:parent-style-name="standard">
      <style:graphic-properties draw:stroke="none" draw:fill="none" draw:fill-color="#ff3399" draw:textarea-vertical-align="middle" fo:min-height="0.424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fill-color="#ff3399" draw:textarea-vertical-align="top" fo:min-height="3.404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none" draw:fill-color="#ff3399" draw:textarea-vertical-align="middle" fo:min-height="0.905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none" draw:fill-color="#ff3399" draw:textarea-vertical-align="top" fo:min-height="4.365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fill-color="#ff6600" draw:textarea-vertical-align="top" fo:min-height="6.337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fill-color="#ff6600" draw:textarea-vertical-align="top" fo:min-height="3.882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ccff00"/>
    </style:style>
    <style:style style:name="P2" style:family="paragraph">
      <loext:graphic-properties draw:fill="none" draw:fill-color="#ccff00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ccff00"/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.956cm"/>
        </style:tab-stops>
      </style:paragraph-properties>
    </style:style>
    <style:style style:name="P6" style:family="paragraph">
      <loext:graphic-properties draw:fill="none" draw:fill-color="#ccff00"/>
      <style:paragraph-properties fo:margin-left="0cm" fo:margin-right="0cm" fo:margin-top="0cm" fo:margin-bottom="0cm" fo:line-height="120%" fo:text-align="start" fo:text-indent="0cm">
        <style:tab-stops>
          <style:tab-stop style:position="0.956cm"/>
        </style:tab-stops>
      </style:paragraph-properties>
    </style:style>
    <style:style style:name="P7" style:family="paragraph">
      <loext:graphic-properties draw:fill="solid" draw:fill-color="#cdcdcd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</style:style>
    <style:style style:name="P10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.823cm"/>
        </style:tab-stops>
      </style:paragraph-properties>
    </style:style>
    <style:style style:name="P11" style:family="paragraph">
      <loext:graphic-properties draw:fill="solid" draw:fill-color="#ff6600"/>
    </style:style>
    <style:style style:name="P12" style:family="paragraph">
      <loext:graphic-properties draw:fill="none" draw:fill-color="#ff6600"/>
    </style:style>
    <style:style style:name="P13" style:family="paragraph">
      <loext:graphic-properties draw:fill="none" draw:fill-color="#ff6600"/>
      <style:paragraph-properties fo:margin-left="0cm" fo:margin-right="0cm" fo:margin-top="0cm" fo:margin-bottom="0cm" fo:line-height="120%" fo:text-align="center" fo:text-indent="0cm"/>
    </style:style>
    <style:style style:name="P14" style:family="paragraph">
      <loext:graphic-properties draw:fill="none" draw:fill-color="#ff6600"/>
      <style:paragraph-properties fo:margin-left="0cm" fo:margin-right="0cm" fo:margin-top="0cm" fo:margin-bottom="0cm" fo:line-height="120%" fo:text-align="start" fo:text-indent="0cm">
        <style:tab-stops>
          <style:tab-stop style:position="0.823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1.607cm"/>
        </style:tab-stops>
      </style:paragraph-properties>
    </style:style>
    <style:style style:name="P16" style:family="paragraph">
      <loext:graphic-properties draw:fill="none" draw:fill-color="#ff6600"/>
      <style:paragraph-properties fo:margin-left="0cm" fo:margin-right="0cm" fo:margin-top="0cm" fo:margin-bottom="0cm" fo:line-height="120%" fo:text-align="start" fo:text-indent="0cm">
        <style:tab-stops>
          <style:tab-stop style:position="1.607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1.882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.802cm"/>
        </style:tab-stops>
      </style:paragraph-properties>
    </style:style>
    <style:style style:name="P19" style:family="paragraph">
      <loext:graphic-properties draw:fill="none" draw:fill-color="#ff6600"/>
      <style:paragraph-properties fo:margin-left="0cm" fo:margin-right="0cm" fo:margin-top="0cm" fo:margin-bottom="0cm" fo:line-height="120%" fo:text-align="start" fo:text-indent="0cm">
        <style:tab-stops>
          <style:tab-stop style:position="0.802cm"/>
        </style:tab-stops>
      </style:paragraph-properties>
    </style:style>
    <style:style style:name="P20" style:family="paragraph">
      <loext:graphic-properties draw:fill="solid" draw:fill-color="#ff3399"/>
    </style:style>
    <style:style style:name="P21" style:family="paragraph">
      <loext:graphic-properties draw:fill="none" draw:fill-color="#ff3399"/>
    </style:style>
    <style:style style:name="P22" style:family="paragraph">
      <loext:graphic-properties draw:fill="none" draw:fill-color="#ff3399"/>
      <style:paragraph-properties fo:margin-left="0cm" fo:margin-right="0cm" fo:margin-top="0cm" fo:margin-bottom="0cm" fo:line-height="120%" fo:text-align="center" fo:text-indent="0cm"/>
    </style:style>
    <style:style style:name="P23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1.004cm"/>
        </style:tab-stops>
      </style:paragraph-properties>
    </style:style>
    <style:style style:name="P24" style:family="paragraph">
      <loext:graphic-properties draw:fill="none" draw:fill-color="#ff3399"/>
      <style:paragraph-properties fo:margin-left="0cm" fo:margin-right="0cm" fo:margin-top="0cm" fo:margin-bottom="0cm" fo:line-height="120%" fo:text-align="start" fo:text-indent="0cm">
        <style:tab-stops>
          <style:tab-stop style:position="1.004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.928cm"/>
        </style:tab-stops>
      </style:paragraph-properties>
    </style:style>
    <style:style style:name="P26" style:family="paragraph">
      <loext:graphic-properties draw:fill="none" draw:fill-color="#ff3399"/>
      <style:paragraph-properties fo:margin-left="0cm" fo:margin-right="0cm" fo:margin-top="0cm" fo:margin-bottom="0cm" fo:line-height="120%" fo:text-align="start" fo:text-indent="0cm">
        <style:tab-stops>
          <style:tab-stop style:position="0.928cm"/>
        </style:tab-stops>
      </style:paragraph-properties>
    </style:style>
    <style:style style:name="P27" style:family="paragraph">
      <loext:graphic-properties draw:fill="none" draw:fill-color="#ff6600"/>
      <style:paragraph-properties fo:margin-left="0cm" fo:margin-right="0cm" fo:margin-top="0cm" fo:margin-bottom="0cm" fo:line-height="120%" fo:text-align="start" fo:text-indent="0cm">
        <style:tab-stops>
          <style:tab-stop style:position="0.928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1.035cm"/>
        </style:tab-stops>
      </style:paragraph-properties>
    </style:style>
    <style:style style:name="P29" style:family="paragraph">
      <loext:graphic-properties draw:fill="none" draw:fill-color="#ff6600"/>
      <style:paragraph-properties fo:margin-left="0cm" fo:margin-right="0cm" fo:margin-top="0cm" fo:margin-bottom="0cm" fo:line-height="120%" fo:text-align="start" fo:text-indent="0cm">
        <style:tab-stops>
          <style:tab-stop style:position="1.035cm"/>
        </style:tab-stops>
      </style:paragraph-properties>
    </style:style>
    <style:style style:name="T1" style:family="text">
      <style:text-properties fo:color="#000000" style:font-name="宋体1" fo:font-size="10pt" style:font-name-asian="宋体1" style:font-size-asian="10pt" style:font-name-complex="宋体1" style:font-size-complex="10pt"/>
    </style:style>
    <style:style style:name="T2" style:family="text">
      <style:text-properties fo:color="#000000" style:font-name="宋体1" fo:font-size="10pt" fo:font-weight="bold" style:font-name-asian="宋体1" style:font-size-asian="10pt" style:font-weight-asian="bold" style:font-name-complex="宋体1" style:font-size-complex="10pt" style:font-weight-complex="bold"/>
    </style:style>
    <style:style style:name="T3" style:family="text">
      <style:text-properties fo:color="#000000" style:font-name="宋体1" fo:font-size="10pt" style:text-underline-style="solid" style:text-underline-width="auto" style:text-underline-color="font-color" fo:font-weight="bold" style:font-name-asian="宋体1" style:font-size-asian="10pt" style:font-weight-asian="bold" style:font-name-complex="宋体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g>
          <draw:g>
            <draw:polygon draw:style-name="gr1" draw:text-style-name="P1" draw:layer="layout" svg:width="3.355cm" svg:height="0.706cm" svg:x="4.822cm" svg:y="2.749cm" svg:viewBox="0 0 3356 707" draw:points="0,707 3356,707 3356,0 0,0">
              <text:p/>
            </draw:polygon>
            <draw:polygon draw:style-name="gr2" draw:text-style-name="P2" draw:layer="layout" svg:width="3.355cm" svg:height="0.706cm" svg:x="4.822cm" svg:y="2.749cm" svg:viewBox="0 0 3356 707" draw:points="0,707 3356,707 3356,0 0,0">
              <text:p/>
            </draw:polygon>
          </draw:g>
          <draw:frame draw:style-name="gr3" draw:text-style-name="P4" draw:layer="layout" svg:width="3.355cm" svg:height="0.706cm" svg:x="4.822cm" svg:y="2.749cm">
            <draw:text-box>
              <text:p text:style-name="P3"><text:span text:style-name="T1">users</text:span></text:p>
            </draw:text-box>
          </draw:frame>
        </draw:g>
        <draw:g>
          <draw:g>
            <draw:polygon draw:style-name="gr1" draw:text-style-name="P1" draw:layer="layout" svg:width="3.355cm" svg:height="3.246cm" svg:x="4.822cm" svg:y="3.454cm" svg:viewBox="0 0 3356 3247" draw:points="0,3247 3356,3247 3356,0 0,0">
              <text:p/>
            </draw:polygon>
            <draw:path draw:style-name="gr2" draw:text-style-name="P2" draw:layer="layout" svg:width="3.355cm" svg:height="3.246cm" svg:x="4.822cm" svg:y="3.454cm" svg:viewBox="0 0 3356 3247" svg:d="M0 3247h3356v-3247h-3356zM955 3247v-3247M0 695h3356">
              <text:p/>
            </draw:path>
          </draw:g>
          <draw:frame draw:style-name="gr4" draw:text-style-name="P6" draw:layer="layout" svg:width="3.355cm" svg:height="3.661cm" svg:x="4.822cm" svg:y="3.454cm">
            <draw:text-box>
              <text:p text:style-name="P5"><text:span text:style-name="T2">PK</text:span><text:span text:style-name="T2"><text:tab/></text:span><text:span text:style-name="T3">id</text:span></text:p>
              <text:p text:style-name="P5"><text:span text:style-name="T3"/></text:p>
              <text:p text:style-name="P5"><text:span text:style-name="T1"><text:tab/></text:span><text:span text:style-name="T1">userName</text:span></text:p>
              <text:p text:style-name="P5"><text:span text:style-name="T1"><text:tab/></text:span><text:span text:style-name="T1">password</text:span></text:p>
              <text:p text:style-name="P5"><text:span text:style-name="T1">FK1</text:span><text:span text:style-name="T1"><text:tab/></text:span><text:span text:style-name="T1">authorityId</text:span></text:p>
              <text:p text:style-name="P5"><text:span text:style-name="T1"><text:tab/></text:span><text:span text:style-name="T1">phone</text:span></text:p>
              <text:p text:style-name="P5"><text:span text:style-name="T1"><text:tab/></text:span><text:span text:style-name="T1">email</text:span></text:p>
            </draw:text-box>
          </draw:frame>
        </draw:g>
        <draw:g>
          <draw:g>
            <draw:polygon draw:style-name="gr5" draw:text-style-name="P7" draw:layer="layout" svg:width="2.517cm" svg:height="0.706cm" svg:x="11.742cm" svg:y="1.019cm" svg:viewBox="0 0 2518 707" draw:points="0,707 2518,707 2518,0 0,0">
              <text:p/>
            </draw:polygon>
            <draw:polygon draw:style-name="gr6" draw:text-style-name="P8" draw:layer="layout" svg:width="2.517cm" svg:height="0.706cm" svg:x="11.742cm" svg:y="1.019cm" svg:viewBox="0 0 2518 707" draw:points="0,707 2518,707 2518,0 0,0">
              <text:p/>
            </draw:polygon>
          </draw:g>
          <draw:frame draw:style-name="gr7" draw:text-style-name="P8" draw:layer="layout" svg:width="2.517cm" svg:height="0.706cm" svg:x="11.742cm" svg:y="1.019cm">
            <draw:text-box>
              <text:p text:style-name="P3"><text:span text:style-name="T1">authorities</text:span></text:p>
            </draw:text-box>
          </draw:frame>
        </draw:g>
        <draw:g>
          <draw:g>
            <draw:polygon draw:style-name="gr8" draw:text-style-name="P9" draw:layer="layout" svg:width="2.517cm" svg:height="1.976cm" svg:x="11.742cm" svg:y="1.724cm" svg:viewBox="0 0 2518 1977" draw:points="0,1977 2518,1977 2518,0 0,0">
              <text:p/>
            </draw:polygon>
            <draw:path draw:style-name="gr6" draw:text-style-name="P8" draw:layer="layout" svg:width="2.517cm" svg:height="1.976cm" svg:x="11.742cm" svg:y="1.724cm" svg:viewBox="0 0 2518 1977" svg:d="M0 1977h2518v-1977h-2518zM824 1977v-1977M0 741h2518">
              <text:p/>
            </draw:path>
          </draw:g>
          <draw:frame draw:style-name="gr9" draw:text-style-name="P8" draw:layer="layout" svg:width="2.517cm" svg:height="2.182cm" svg:x="11.742cm" svg:y="1.724cm">
            <draw:text-box>
              <text:p text:style-name="P10"><text:span text:style-name="T2">PK</text:span><text:span text:style-name="T2"><text:tab/></text:span><text:span text:style-name="T3">id</text:span></text:p>
              <text:p text:style-name="P10"><text:span text:style-name="T3"/></text:p>
              <text:p text:style-name="P10"><text:span text:style-name="T1"><text:tab/></text:span><text:span text:style-name="T1">name</text:span></text:p>
              <text:p text:style-name="P10"><text:span text:style-name="T1"><text:tab/></text:span><text:span text:style-name="T1">details</text:span></text:p>
            </draw:text-box>
          </draw:frame>
        </draw:g>
        <draw:line draw:style-name="gr10" draw:text-style-name="P8" draw:layer="layout" svg:x1="11.742cm" svg:y1="3.224cm" svg:x2="8.178cm" svg:y2="3.224cm">
          <text:p/>
        </draw:line>
        <draw:g>
          <draw:g>
            <draw:polygon draw:style-name="gr11" draw:text-style-name="P11" draw:layer="layout" svg:width="2.517cm" svg:height="0.706cm" svg:x="34.99cm" svg:y="4.019cm" svg:viewBox="0 0 2518 707" draw:points="0,707 2518,707 2518,0 0,0">
              <text:p/>
            </draw:polygon>
            <draw:polygon draw:style-name="gr12" draw:text-style-name="P12" draw:layer="layout" svg:width="2.517cm" svg:height="0.706cm" svg:x="34.99cm" svg:y="4.019cm" svg:viewBox="0 0 2518 707" draw:points="0,707 2518,707 2518,0 0,0">
              <text:p/>
            </draw:polygon>
          </draw:g>
          <draw:frame draw:style-name="gr13" draw:text-style-name="P13" draw:layer="layout" svg:width="2.517cm" svg:height="0.706cm" svg:x="34.99cm" svg:y="4.019cm">
            <draw:text-box>
              <text:p text:style-name="P3"><text:span text:style-name="T1">areas</text:span></text:p>
            </draw:text-box>
          </draw:frame>
        </draw:g>
        <draw:g>
          <draw:g>
            <draw:polygon draw:style-name="gr11" draw:text-style-name="P11" draw:layer="layout" svg:width="2.517cm" svg:height="1.976cm" svg:x="34.99cm" svg:y="4.724cm" svg:viewBox="0 0 2518 1977" draw:points="0,1977 2518,1977 2518,0 0,0">
              <text:p/>
            </draw:polygon>
            <draw:path draw:style-name="gr12" draw:text-style-name="P12" draw:layer="layout" svg:width="2.517cm" svg:height="1.976cm" svg:x="34.99cm" svg:y="4.724cm" svg:viewBox="0 0 2518 1977" svg:d="M0 1977h2518v-1977h-2518zM823 1977v-1977M0 741h2518">
              <text:p/>
            </draw:path>
          </draw:g>
          <draw:frame draw:style-name="gr14" draw:text-style-name="P14" draw:layer="layout" svg:width="2.517cm" svg:height="2.182cm" svg:x="34.99cm" svg:y="4.724cm">
            <draw:text-box>
              <text:p text:style-name="P10"><text:span text:style-name="T2">PK</text:span><text:span text:style-name="T2"><text:tab/></text:span><text:span text:style-name="T3">id</text:span></text:p>
              <text:p text:style-name="P10"><text:span text:style-name="T3"/></text:p>
              <text:p text:style-name="P10"><text:span text:style-name="T1"><text:tab/></text:span><text:span text:style-name="T1">name</text:span></text:p>
              <text:p text:style-name="P10"><text:span text:style-name="T1"><text:tab/></text:span><text:span text:style-name="T1">details</text:span></text:p>
            </draw:text-box>
          </draw:frame>
        </draw:g>
        <draw:g>
          <draw:g>
            <draw:polygon draw:style-name="gr11" draw:text-style-name="P11" draw:layer="layout" svg:width="3.301cm" svg:height="0.706cm" svg:x="29.5cm" svg:y="8.412cm" svg:viewBox="0 0 3302 707" draw:points="0,707 3302,707 3302,0 0,0">
              <text:p/>
            </draw:polygon>
            <draw:polygon draw:style-name="gr12" draw:text-style-name="P12" draw:layer="layout" svg:width="3.301cm" svg:height="0.706cm" svg:x="29.5cm" svg:y="8.412cm" svg:viewBox="0 0 3302 707" draw:points="0,707 3302,707 3302,0 0,0">
              <text:p/>
            </draw:polygon>
          </draw:g>
          <draw:frame draw:style-name="gr13" draw:text-style-name="P13" draw:layer="layout" svg:width="3.301cm" svg:height="0.706cm" svg:x="29.5cm" svg:y="8.412cm">
            <draw:text-box>
              <text:p text:style-name="P3"><text:span text:style-name="T1">shops</text:span></text:p>
            </draw:text-box>
          </draw:frame>
        </draw:g>
        <draw:g>
          <draw:g>
            <draw:polygon draw:style-name="gr11" draw:text-style-name="P11" draw:layer="layout" svg:width="3.3cm" svg:height="2.399cm" svg:x="29.501cm" svg:y="9.117cm" svg:viewBox="0 0 3301 2400" draw:points="0,2400 3301,2400 3301,0 0,0">
              <text:p/>
            </draw:polygon>
            <draw:path draw:style-name="gr12" draw:text-style-name="P12" draw:layer="layout" svg:width="3.3cm" svg:height="2.399cm" svg:x="29.501cm" svg:y="9.117cm" svg:viewBox="0 0 3301 2400" svg:d="M0 2400h3301v-2400h-3301zM1606 2400v-2400M0 719h3301">
              <text:p/>
            </draw:path>
          </draw:g>
          <draw:frame draw:style-name="gr15" draw:text-style-name="P16" draw:layer="layout" svg:width="3.3cm" svg:height="2.675cm" svg:x="29.501cm" svg:y="9.117cm">
            <draw:text-box>
              <text:p text:style-name="P15"><text:span text:style-name="T2">PK,FK2</text:span><text:span text:style-name="T2"><text:tab/></text:span><text:span text:style-name="T3">id</text:span></text:p>
              <text:p text:style-name="P15"><text:span text:style-name="T3"/></text:p>
              <text:p text:style-name="P15"><text:span text:style-name="T1">FK1</text:span><text:span text:style-name="T1"><text:tab/></text:span><text:span text:style-name="T1">areaId</text:span></text:p>
              <text:p text:style-name="P15"><text:span text:style-name="T1"><text:tab/></text:span><text:span text:style-name="T1">name</text:span></text:p>
              <text:p text:style-name="P15"><text:span text:style-name="T1"><text:tab/></text:span><text:span text:style-name="T1">details</text:span></text:p>
            </draw:text-box>
          </draw:frame>
        </draw:g>
        <draw:polyline draw:style-name="gr10" draw:text-style-name="P8" draw:layer="layout" svg:width="3.446cm" svg:height="3.264cm" svg:x="32.802cm" svg:y="6.7cm" svg:viewBox="0 0 3447 3265" draw:points="3447,0 3447,3265 0,3265">
          <text:p/>
        </draw:polyline>
        <draw:g>
          <draw:g>
            <draw:polygon draw:style-name="gr11" draw:text-style-name="P11" draw:layer="layout" svg:width="3.3cm" svg:height="0.706cm" svg:x="19.386cm" svg:y="7.7cm" svg:viewBox="0 0 3301 707" draw:points="0,707 3301,707 3301,0 0,0">
              <text:p/>
            </draw:polygon>
            <draw:polygon draw:style-name="gr12" draw:text-style-name="P12" draw:layer="layout" svg:width="3.3cm" svg:height="0.706cm" svg:x="19.386cm" svg:y="7.7cm" svg:viewBox="0 0 3301 707" draw:points="0,707 3301,707 3301,0 0,0">
              <text:p/>
            </draw:polygon>
          </draw:g>
          <draw:frame draw:style-name="gr13" draw:text-style-name="P13" draw:layer="layout" svg:width="3.3cm" svg:height="0.706cm" svg:x="19.386cm" svg:y="7.7cm">
            <draw:text-box>
              <text:p text:style-name="P3"><text:span text:style-name="T1">counters</text:span></text:p>
            </draw:text-box>
          </draw:frame>
        </draw:g>
        <draw:g>
          <draw:g>
            <draw:polygon draw:style-name="gr11" draw:text-style-name="P11" draw:layer="layout" svg:width="3.3cm" svg:height="2.399cm" svg:x="19.386cm" svg:y="8.406cm" svg:viewBox="0 0 3301 2400" draw:points="0,2400 3301,2400 3301,0 0,0">
              <text:p/>
            </draw:polygon>
            <draw:path draw:style-name="gr12" draw:text-style-name="P12" draw:layer="layout" svg:width="3.3cm" svg:height="2.399cm" svg:x="19.386cm" svg:y="8.406cm" svg:viewBox="0 0 3301 2400" svg:d="M0 2400h3301v-2400h-3301zM1606 2400v-2400M0 719h3301">
              <text:p/>
            </draw:path>
          </draw:g>
          <draw:frame draw:style-name="gr15" draw:text-style-name="P16" draw:layer="layout" svg:width="3.3cm" svg:height="2.675cm" svg:x="19.386cm" svg:y="8.406cm">
            <draw:text-box>
              <text:p text:style-name="P15"><text:span text:style-name="T2">PK,FK2</text:span><text:span text:style-name="T2"><text:tab/></text:span><text:span text:style-name="T3">id</text:span></text:p>
              <text:p text:style-name="P15"><text:span text:style-name="T3"/></text:p>
              <text:p text:style-name="P15"><text:span text:style-name="T1">FK1</text:span><text:span text:style-name="T1"><text:tab/></text:span><text:span text:style-name="T1">shopId</text:span></text:p>
              <text:p text:style-name="P15"><text:span text:style-name="T1"><text:tab/></text:span><text:span text:style-name="T1">type</text:span></text:p>
              <text:p text:style-name="P15"><text:span text:style-name="T1"><text:tab/></text:span><text:span text:style-name="T1">details</text:span></text:p>
            </draw:text-box>
          </draw:frame>
        </draw:g>
        <draw:line draw:style-name="gr10" draw:text-style-name="P8" draw:layer="layout" svg:x1="29.5cm" svg:y1="9.608cm" svg:x2="22.686cm" svg:y2="9.608cm">
          <text:p/>
        </draw:line>
        <draw:g>
          <draw:g>
            <draw:polygon draw:style-name="gr5" draw:text-style-name="P7" draw:layer="layout" svg:width="3.941cm" svg:height="0.706cm" svg:x="11.15cm" svg:y="8.095cm" svg:viewBox="0 0 3942 707" draw:points="0,707 3942,707 3942,0 0,0">
              <text:p/>
            </draw:polygon>
            <draw:polygon draw:style-name="gr6" draw:text-style-name="P8" draw:layer="layout" svg:width="3.941cm" svg:height="0.706cm" svg:x="11.15cm" svg:y="8.095cm" svg:viewBox="0 0 3942 707" draw:points="0,707 3942,707 3942,0 0,0">
              <text:p/>
            </draw:polygon>
          </draw:g>
          <draw:frame draw:style-name="gr7" draw:text-style-name="P8" draw:layer="layout" svg:width="3.941cm" svg:height="0.706cm" svg:x="11.15cm" svg:y="8.095cm">
            <draw:text-box>
              <text:p text:style-name="P3"><text:span text:style-name="T1">counterUser</text:span></text:p>
            </draw:text-box>
          </draw:frame>
        </draw:g>
        <draw:g>
          <draw:g>
            <draw:polygon draw:style-name="gr8" draw:text-style-name="P9" draw:layer="layout" svg:width="3.941cm" svg:height="2.399cm" svg:x="11.15cm" svg:y="8.801cm" svg:viewBox="0 0 3942 2400" draw:points="0,2400 3942,2400 3942,0 0,0">
              <text:p/>
            </draw:polygon>
            <draw:path draw:style-name="gr6" draw:text-style-name="P8" draw:layer="layout" svg:width="3.941cm" svg:height="2.399cm" svg:x="11.15cm" svg:y="8.801cm" svg:viewBox="0 0 3942 2400" svg:d="M0 2400h3942v-2400h-3942zM1882 2400v-2400M0 719h3942">
              <text:p/>
            </draw:path>
          </draw:g>
          <draw:frame draw:style-name="gr16" draw:text-style-name="P8" draw:layer="layout" svg:width="3.941cm" svg:height="3.183cm" svg:x="11.15cm" svg:y="8.801cm">
            <draw:text-box>
              <text:p text:style-name="P17"><text:span text:style-name="T2">PK</text:span><text:span text:style-name="T1"><text:tab/></text:span><text:span text:style-name="T3">id</text:span></text:p>
              <text:p text:style-name="P17"><text:span text:style-name="T3"/></text:p>
              <text:p text:style-name="P17"><text:span text:style-name="T2">FK2,FK3</text:span><text:span text:style-name="T2"><text:tab/></text:span><text:span text:style-name="T2">userId</text:span></text:p>
              <text:p text:style-name="P17"><text:span text:style-name="T2">FK1</text:span><text:span text:style-name="T2"><text:tab/></text:span><text:span text:style-name="T2">counterId</text:span></text:p>
              <text:p text:style-name="P17"><text:span text:style-name="T1"><text:tab/></text:span><text:span text:style-name="T1">type</text:span></text:p>
            </draw:text-box>
          </draw:frame>
        </draw:g>
        <draw:line draw:style-name="gr10" draw:text-style-name="P8" draw:layer="layout" svg:x1="19.385cm" svg:y1="9.45cm" svg:x2="15.091cm" svg:y2="9.45cm">
          <text:p/>
        </draw:line>
        <draw:polyline draw:style-name="gr10" draw:text-style-name="P8" draw:layer="layout" svg:width="4.188cm" svg:height="3.047cm" svg:x="8.178cm" svg:y="5.048cm" svg:viewBox="0 0 4189 3048" draw:points="0,0 4189,0 4189,3048">
          <text:p/>
        </draw:polyline>
        <draw:g>
          <draw:g>
            <draw:polygon draw:style-name="gr11" draw:text-style-name="P11" draw:layer="layout" svg:width="3.025cm" svg:height="0.706cm" svg:x="19.687cm" svg:y="12.658cm" svg:viewBox="0 0 3026 707" draw:points="0,707 3026,707 3026,0 0,0">
              <text:p/>
            </draw:polygon>
            <draw:polygon draw:style-name="gr12" draw:text-style-name="P12" draw:layer="layout" svg:width="3.025cm" svg:height="0.706cm" svg:x="19.687cm" svg:y="12.658cm" svg:viewBox="0 0 3026 707" draw:points="0,707 3026,707 3026,0 0,0">
              <text:p/>
            </draw:polygon>
          </draw:g>
          <draw:frame draw:style-name="gr13" draw:text-style-name="P13" draw:layer="layout" svg:width="3.025cm" svg:height="0.706cm" svg:x="19.687cm" svg:y="12.658cm">
            <draw:text-box>
              <text:p text:style-name="P3"><text:span text:style-name="T1">bills</text:span></text:p>
            </draw:text-box>
          </draw:frame>
        </draw:g>
        <draw:g>
          <draw:g>
            <draw:polygon draw:style-name="gr11" draw:text-style-name="P11" draw:layer="layout" svg:width="3.025cm" svg:height="7.056cm" svg:x="19.687cm" svg:y="13.363cm" svg:viewBox="0 0 3026 7057" draw:points="0,7057 3026,7057 3026,0 0,0">
              <text:p/>
            </draw:polygon>
            <draw:path draw:style-name="gr12" draw:text-style-name="P12" draw:layer="layout" svg:width="3.025cm" svg:height="7.056cm" svg:x="19.687cm" svg:y="13.363cm" svg:viewBox="0 0 3026 7057" svg:d="M0 7057h3026v-7057h-3026zM803 7057v-7057M0 661h3026">
              <text:p/>
            </draw:path>
          </draw:g>
          <draw:frame draw:style-name="gr17" draw:text-style-name="P19" draw:layer="layout" svg:width="3.025cm" svg:height="9.129cm" svg:x="19.687cm" svg:y="13.363cm">
            <draw:text-box>
              <text:p text:style-name="P18"><text:span text:style-name="T2">PK</text:span><text:span text:style-name="T2"><text:tab/></text:span><text:span text:style-name="T3">id</text:span></text:p>
              <text:p text:style-name="P18"><text:span text:style-name="T3"/></text:p>
              <text:p text:style-name="P18"><text:span text:style-name="T2"><text:tab/></text:span><text:span text:style-name="T2">transId</text:span></text:p>
              <text:p text:style-name="P18"><text:span text:style-name="T2"><text:tab/></text:span><text:span text:style-name="T2">ts</text:span></text:p>
              <text:p text:style-name="P18"><text:span text:style-name="T2"><text:tab/></text:span><text:span text:style-name="T2">shopId</text:span></text:p>
              <text:p text:style-name="P18"><text:span text:style-name="T2"><text:tab/></text:span><text:span text:style-name="T2">counterId</text:span></text:p>
              <text:p text:style-name="P18"><text:span text:style-name="T2"><text:tab/></text:span><text:span text:style-name="T2">startTime</text:span></text:p>
              <text:p text:style-name="P18"><text:span text:style-name="T2"><text:tab/></text:span><text:span text:style-name="T2">endTime</text:span></text:p>
              <text:p text:style-name="P18"><text:span text:style-name="T2"><text:tab/></text:span><text:span text:style-name="T2">scriptVer</text:span></text:p>
              <text:p text:style-name="P18"><text:span text:style-name="T2"><text:tab/></text:span><text:span text:style-name="T2">productId</text:span></text:p>
              <text:p text:style-name="P18"><text:span text:style-name="T1"><text:tab/></text:span><text:span text:style-name="T1">price</text:span></text:p>
              <text:p text:style-name="P18"><text:span text:style-name="T1"><text:tab/></text:span><text:span text:style-name="T1">quantity</text:span></text:p>
              <text:p text:style-name="P18"><text:span text:style-name="T1"><text:tab/></text:span><text:span text:style-name="T1">amount</text:span></text:p>
              <text:p text:style-name="P18"><text:span text:style-name="T1"><text:tab/></text:span><text:span text:style-name="T1">cashierId</text:span></text:p>
              <text:p text:style-name="P18"><text:span text:style-name="T1"><text:tab/></text:span><text:span text:style-name="T1">customerId</text:span></text:p>
              <text:p text:style-name="P18"><text:span text:style-name="T1"><text:tab/></text:span><text:span text:style-name="T1">eventFlag</text:span></text:p>
            </draw:text-box>
          </draw:frame>
        </draw:g>
        <draw:polyline draw:style-name="gr10" draw:text-style-name="P8" draw:layer="layout" svg:width="7.788cm" svg:height="3.689cm" svg:x="22.712cm" svg:y="11.516cm" svg:viewBox="0 0 7789 3690" draw:points="0,3690 7789,3690 7789,0">
          <text:p/>
        </draw:polyline>
        <draw:line draw:style-name="gr10" draw:text-style-name="P8" draw:layer="layout" svg:x1="21.187cm" svg:y1="12.658cm" svg:x2="21.187cm" svg:y2="10.805cm">
          <text:p/>
        </draw:line>
        <draw:g>
          <draw:g>
            <draw:polygon draw:style-name="gr11" draw:text-style-name="P11" draw:layer="layout" svg:width="2.771cm" svg:height="0.706cm" svg:x="5.614cm" svg:y="11.571cm" svg:viewBox="0 0 2772 707" draw:points="0,707 2772,707 2772,0 0,0">
              <text:p/>
            </draw:polygon>
            <draw:polygon draw:style-name="gr12" draw:text-style-name="P12" draw:layer="layout" svg:width="2.771cm" svg:height="0.706cm" svg:x="5.614cm" svg:y="11.571cm" svg:viewBox="0 0 2772 707" draw:points="0,707 2772,707 2772,0 0,0">
              <text:p/>
            </draw:polygon>
          </draw:g>
          <draw:frame draw:style-name="gr13" draw:text-style-name="P13" draw:layer="layout" svg:width="2.771cm" svg:height="0.706cm" svg:x="5.614cm" svg:y="11.571cm">
            <draw:text-box>
              <text:p text:style-name="P3"><text:span text:style-name="T1">cashiers</text:span></text:p>
            </draw:text-box>
          </draw:frame>
        </draw:g>
        <draw:g>
          <draw:g>
            <draw:polygon draw:style-name="gr11" draw:text-style-name="P11" draw:layer="layout" svg:width="2.771cm" svg:height="1.552cm" svg:x="5.614cm" svg:y="12.277cm" svg:viewBox="0 0 2772 1553" draw:points="0,1553 2772,1553 2772,0 0,0">
              <text:p/>
            </draw:polygon>
            <draw:path draw:style-name="gr12" draw:text-style-name="P12" draw:layer="layout" svg:width="2.771cm" svg:height="1.552cm" svg:x="5.614cm" svg:y="12.277cm" svg:viewBox="0 0 2772 1553" svg:d="M0 1553h2772v-1553h-2772zM1608 1553v-1553M0 777h2772">
              <text:p/>
            </draw:path>
          </draw:g>
          <draw:frame draw:style-name="gr14" draw:text-style-name="P16" draw:layer="layout" svg:width="2.771cm" svg:height="2.182cm" svg:x="5.614cm" svg:y="12.277cm">
            <draw:text-box>
              <text:p text:style-name="P15"><text:span text:style-name="T2">PK,FK1</text:span><text:span text:style-name="T2"><text:tab/></text:span><text:span text:style-name="T3">id</text:span></text:p>
              <text:p text:style-name="P15"><text:span text:style-name="T3"/></text:p>
              <text:p text:style-name="P15"><text:span text:style-name="T1"><text:tab/></text:span><text:span text:style-name="T1">name</text:span></text:p>
            </draw:text-box>
          </draw:frame>
        </draw:g>
        <draw:line draw:style-name="gr10" draw:text-style-name="P8" draw:layer="layout" svg:x1="19.687cm" svg:y1="13.244cm" svg:x2="8.386cm" svg:y2="13.244cm">
          <text:p/>
        </draw:line>
        <draw:g>
          <draw:g>
            <draw:polygon draw:style-name="gr11" draw:text-style-name="P11" draw:layer="layout" svg:width="2.771cm" svg:height="0.706cm" svg:x="5.614cm" svg:y="14.359cm" svg:viewBox="0 0 2772 707" draw:points="0,707 2772,707 2772,0 0,0">
              <text:p/>
            </draw:polygon>
            <draw:polygon draw:style-name="gr12" draw:text-style-name="P12" draw:layer="layout" svg:width="2.771cm" svg:height="0.706cm" svg:x="5.614cm" svg:y="14.359cm" svg:viewBox="0 0 2772 707" draw:points="0,707 2772,707 2772,0 0,0">
              <text:p/>
            </draw:polygon>
          </draw:g>
          <draw:frame draw:style-name="gr13" draw:text-style-name="P13" draw:layer="layout" svg:width="2.771cm" svg:height="0.706cm" svg:x="5.614cm" svg:y="14.359cm">
            <draw:text-box>
              <text:p text:style-name="P3"><text:span text:style-name="T1">customers</text:span></text:p>
            </draw:text-box>
          </draw:frame>
        </draw:g>
        <draw:g>
          <draw:g>
            <draw:polygon draw:style-name="gr11" draw:text-style-name="P11" draw:layer="layout" svg:width="2.771cm" svg:height="1.976cm" svg:x="5.614cm" svg:y="15.065cm" svg:viewBox="0 0 2772 1977" draw:points="0,1977 2772,1977 2772,0 0,0">
              <text:p/>
            </draw:polygon>
            <draw:path draw:style-name="gr12" draw:text-style-name="P12" draw:layer="layout" svg:width="2.771cm" svg:height="1.976cm" svg:x="5.614cm" svg:y="15.065cm" svg:viewBox="0 0 2772 1977" svg:d="M0 1977h2772v-1977h-2772zM1608 1977v-1977M0 741h2772">
              <text:p/>
            </draw:path>
          </draw:g>
          <draw:frame draw:style-name="gr15" draw:text-style-name="P16" draw:layer="layout" svg:width="2.771cm" svg:height="2.675cm" svg:x="5.614cm" svg:y="15.065cm">
            <draw:text-box>
              <text:p text:style-name="P15"><text:span text:style-name="T2">PK,FK1</text:span><text:span text:style-name="T2"><text:tab/></text:span><text:span text:style-name="T3">id</text:span></text:p>
              <text:p text:style-name="P15"><text:span text:style-name="T3"/></text:p>
              <text:p text:style-name="P15"><text:span text:style-name="T1"><text:tab/></text:span><text:span text:style-name="T1">name</text:span></text:p>
              <text:p text:style-name="P15"><text:span text:style-name="T1"><text:tab/></text:span><text:span text:style-name="T1">type</text:span></text:p>
            </draw:text-box>
          </draw:frame>
        </draw:g>
        <draw:line draw:style-name="gr10" draw:text-style-name="P8" draw:layer="layout" svg:x1="19.687cm" svg:y1="15.7cm" svg:x2="8.386cm" svg:y2="15.7cm">
          <text:p/>
        </draw:line>
        <draw:g>
          <draw:g>
            <draw:polygon draw:style-name="gr11" draw:text-style-name="P11" draw:layer="layout" svg:width="2.771cm" svg:height="0.706cm" svg:x="5.614cm" svg:y="17.912cm" svg:viewBox="0 0 2772 707" draw:points="0,707 2772,707 2772,0 0,0">
              <text:p/>
            </draw:polygon>
            <draw:polygon draw:style-name="gr12" draw:text-style-name="P12" draw:layer="layout" svg:width="2.771cm" svg:height="0.706cm" svg:x="5.614cm" svg:y="17.912cm" svg:viewBox="0 0 2772 707" draw:points="0,707 2772,707 2772,0 0,0">
              <text:p/>
            </draw:polygon>
          </draw:g>
          <draw:frame draw:style-name="gr13" draw:text-style-name="P13" draw:layer="layout" svg:width="2.771cm" svg:height="0.706cm" svg:x="5.614cm" svg:y="17.912cm">
            <draw:text-box>
              <text:p text:style-name="P3"><text:span text:style-name="T1">products</text:span></text:p>
            </draw:text-box>
          </draw:frame>
        </draw:g>
        <draw:g>
          <draw:g>
            <draw:polygon draw:style-name="gr11" draw:text-style-name="P11" draw:layer="layout" svg:width="2.771cm" svg:height="1.552cm" svg:x="5.614cm" svg:y="18.617cm" svg:viewBox="0 0 2772 1553" draw:points="0,1553 2772,1553 2772,0 0,0">
              <text:p/>
            </draw:polygon>
            <draw:path draw:style-name="gr12" draw:text-style-name="P12" draw:layer="layout" svg:width="2.771cm" svg:height="1.552cm" svg:x="5.614cm" svg:y="18.617cm" svg:viewBox="0 0 2772 1553" svg:d="M0 1553h2772v-1553h-2772zM1608 1553v-1553M0 777h2772">
              <text:p/>
            </draw:path>
          </draw:g>
          <draw:frame draw:style-name="gr14" draw:text-style-name="P16" draw:layer="layout" svg:width="2.771cm" svg:height="2.182cm" svg:x="5.614cm" svg:y="18.617cm">
            <draw:text-box>
              <text:p text:style-name="P15"><text:span text:style-name="T2">PK,FK1</text:span><text:span text:style-name="T2"><text:tab/></text:span><text:span text:style-name="T3">id</text:span></text:p>
              <text:p text:style-name="P15"><text:span text:style-name="T3"/></text:p>
              <text:p text:style-name="P15"><text:span text:style-name="T1"><text:tab/></text:span><text:span text:style-name="T1">name</text:span></text:p>
            </draw:text-box>
          </draw:frame>
        </draw:g>
        <draw:line draw:style-name="gr10" draw:text-style-name="P8" draw:layer="layout" svg:x1="19.687cm" svg:y1="18.55cm" svg:x2="8.386cm" svg:y2="18.55cm">
          <text:p/>
        </draw:line>
        <draw:g>
          <draw:g>
            <draw:polygon draw:style-name="gr18" draw:text-style-name="P20" draw:layer="layout" svg:width="3.281cm" svg:height="0.706cm" svg:x="5.719cm" svg:y="23.249cm" svg:viewBox="0 0 3282 707" draw:points="0,707 3282,707 3282,0 0,0">
              <text:p/>
            </draw:polygon>
            <draw:polygon draw:style-name="gr19" draw:text-style-name="P21" draw:layer="layout" svg:width="3.281cm" svg:height="0.706cm" svg:x="5.719cm" svg:y="23.249cm" svg:viewBox="0 0 3282 707" draw:points="0,707 3282,707 3282,0 0,0">
              <text:p/>
            </draw:polygon>
          </draw:g>
          <draw:frame draw:style-name="gr20" draw:text-style-name="P22" draw:layer="layout" svg:width="3.281cm" svg:height="0.706cm" svg:x="5.719cm" svg:y="23.249cm">
            <draw:text-box>
              <text:p text:style-name="P3"><text:span text:style-name="T1">cashierSalesInfo</text:span></text:p>
            </draw:text-box>
          </draw:frame>
        </draw:g>
        <draw:g>
          <draw:g>
            <draw:polygon draw:style-name="gr18" draw:text-style-name="P20" draw:layer="layout" svg:width="3.281cm" svg:height="3.246cm" svg:x="5.719cm" svg:y="23.954cm" svg:viewBox="0 0 3282 3247" draw:points="0,3247 3282,3247 3282,0 0,0">
              <text:p/>
            </draw:polygon>
            <draw:path draw:style-name="gr19" draw:text-style-name="P21" draw:layer="layout" svg:width="3.281cm" svg:height="3.246cm" svg:x="5.719cm" svg:y="23.954cm" svg:viewBox="0 0 3282 3247" svg:d="M0 3247h3282v-3247h-3282zM1004 3247v-3247M0 695h3282">
              <text:p/>
            </draw:path>
          </draw:g>
          <draw:frame draw:style-name="gr21" draw:text-style-name="P24" draw:layer="layout" svg:width="3.281cm" svg:height="3.686cm" svg:x="5.719cm" svg:y="23.954cm">
            <draw:text-box>
              <text:p text:style-name="P23"><text:span text:style-name="T2">PK</text:span><text:span text:style-name="T2"><text:tab/></text:span><text:span text:style-name="T3">id</text:span></text:p>
              <text:p text:style-name="P23"><text:span text:style-name="T3"/></text:p>
              <text:p text:style-name="P23"><text:span text:style-name="T2">FK1</text:span><text:span text:style-name="T2"><text:tab/></text:span><text:span text:style-name="T2">cashierId</text:span></text:p>
              <text:p text:style-name="P23"><text:span text:style-name="T2">FK1</text:span><text:span text:style-name="T2"><text:tab/></text:span><text:span text:style-name="T2">transId</text:span></text:p>
              <text:p text:style-name="P23"><text:span text:style-name="T2">FK1</text:span><text:span text:style-name="T2"><text:tab/></text:span><text:span text:style-name="T2">ts</text:span></text:p>
              <text:p text:style-name="P23"><text:span text:style-name="T2"><text:tab/></text:span><text:span text:style-name="T2">duration</text:span></text:p>
              <text:p text:style-name="P23"><text:span text:style-name="T2"><text:tab/></text:span><text:span text:style-name="T2">amount</text:span></text:p>
            </draw:text-box>
          </draw:frame>
        </draw:g>
        <draw:polyline draw:style-name="gr10" draw:text-style-name="P8" draw:layer="layout" svg:width="11.083cm" svg:height="3.86cm" svg:x="8.605cm" svg:y="19.389cm" svg:viewBox="0 0 11084 3861" draw:points="11084,0 0,0 0,3861">
          <text:p/>
        </draw:polyline>
        <draw:g>
          <draw:g>
            <draw:polygon draw:style-name="gr18" draw:text-style-name="P20" draw:layer="layout" svg:width="3.457cm" svg:height="0.706cm" svg:x="12cm" svg:y="23.402cm" svg:viewBox="0 0 3458 707" draw:points="0,707 3458,707 3458,0 0,0">
              <text:p/>
            </draw:polygon>
            <draw:polygon draw:style-name="gr19" draw:text-style-name="P21" draw:layer="layout" svg:width="3.457cm" svg:height="0.706cm" svg:x="12cm" svg:y="23.402cm" svg:viewBox="0 0 3458 707" draw:points="0,707 3458,707 3458,0 0,0">
              <text:p/>
            </draw:polygon>
          </draw:g>
          <draw:frame draw:style-name="gr22" draw:text-style-name="P22" draw:layer="layout" svg:width="3.457cm" svg:height="1.187cm" svg:x="12cm" svg:y="23.162cm">
            <draw:text-box>
              <text:p text:style-name="P3"><text:span text:style-name="T1">customerSalesInfo</text:span></text:p>
            </draw:text-box>
          </draw:frame>
        </draw:g>
        <draw:g>
          <draw:g>
            <draw:polygon draw:style-name="gr18" draw:text-style-name="P20" draw:layer="layout" svg:width="3.457cm" svg:height="4.092cm" svg:x="12cm" svg:y="24.108cm" svg:viewBox="0 0 3458 4093" draw:points="0,4093 3458,4093 3458,0 0,0">
              <text:p/>
            </draw:polygon>
            <draw:path draw:style-name="gr19" draw:text-style-name="P21" draw:layer="layout" svg:width="3.457cm" svg:height="4.092cm" svg:x="12cm" svg:y="24.108cm" svg:viewBox="0 0 3458 4093" svg:d="M0 4093h3458v-4093h-3458zM927 4093v-4093M0 682h3458">
              <text:p/>
            </draw:path>
          </draw:g>
          <draw:frame draw:style-name="gr23" draw:text-style-name="P26" draw:layer="layout" svg:width="3.457cm" svg:height="4.647cm" svg:x="12cm" svg:y="24.108cm">
            <draw:text-box>
              <text:p text:style-name="P25"><text:span text:style-name="T2">PK</text:span><text:span text:style-name="T2"><text:tab/></text:span><text:span text:style-name="T3">id</text:span></text:p>
              <text:p text:style-name="P25"><text:span text:style-name="T3"/></text:p>
              <text:p text:style-name="P25"><text:span text:style-name="T1">FK1</text:span><text:span text:style-name="T1"><text:tab/></text:span><text:span text:style-name="T1">customerId</text:span></text:p>
              <text:p text:style-name="P25"><text:span text:style-name="T1">FK1</text:span><text:span text:style-name="T1"><text:tab/></text:span><text:span text:style-name="T1">transId</text:span></text:p>
              <text:p text:style-name="P25"><text:span text:style-name="T1">FK1</text:span><text:span text:style-name="T1"><text:tab/></text:span><text:span text:style-name="T1">productId</text:span></text:p>
              <text:p text:style-name="P25"><text:span text:style-name="T1">FK1</text:span><text:span text:style-name="T1"><text:tab/></text:span><text:span text:style-name="T1">ts</text:span></text:p>
              <text:p text:style-name="P25"><text:span text:style-name="T1">FK1</text:span><text:span text:style-name="T1"><text:tab/></text:span><text:span text:style-name="T1">price</text:span></text:p>
              <text:p text:style-name="P25"><text:span text:style-name="T1">FK1</text:span><text:span text:style-name="T1"><text:tab/></text:span><text:span text:style-name="T1">quantity</text:span></text:p>
              <text:p text:style-name="P25"><text:span text:style-name="T1">FK1</text:span><text:span text:style-name="T1"><text:tab/></text:span><text:span text:style-name="T1">amount</text:span></text:p>
            </draw:text-box>
          </draw:frame>
        </draw:g>
        <draw:polyline draw:style-name="gr10" draw:text-style-name="P8" draw:layer="layout" svg:width="5.364cm" svg:height="4.804cm" svg:x="15.457cm" svg:y="20.419cm" svg:viewBox="0 0 5365 4805" draw:points="5365,0 5365,4805 0,4805">
          <text:p/>
        </draw:polyline>
        <draw:g>
          <draw:g>
            <draw:polygon draw:style-name="gr18" draw:text-style-name="P20" draw:layer="layout" svg:width="3.281cm" svg:height="0.706cm" svg:x="25.359cm" svg:y="23.488cm" svg:viewBox="0 0 3282 707" draw:points="0,707 3282,707 3282,0 0,0">
              <text:p/>
            </draw:polygon>
            <draw:polygon draw:style-name="gr19" draw:text-style-name="P21" draw:layer="layout" svg:width="3.281cm" svg:height="0.706cm" svg:x="25.359cm" svg:y="23.488cm" svg:viewBox="0 0 3282 707" draw:points="0,707 3282,707 3282,0 0,0">
              <text:p/>
            </draw:polygon>
          </draw:g>
          <draw:frame draw:style-name="gr22" draw:text-style-name="P22" draw:layer="layout" svg:width="3.281cm" svg:height="1.187cm" svg:x="25.359cm" svg:y="23.248cm">
            <draw:text-box>
              <text:p text:style-name="P3"><text:span text:style-name="T1">productSalesInfo</text:span></text:p>
            </draw:text-box>
          </draw:frame>
        </draw:g>
        <draw:g>
          <draw:g>
            <draw:polygon draw:style-name="gr18" draw:text-style-name="P20" draw:layer="layout" svg:width="3.281cm" svg:height="4.092cm" svg:x="25.359cm" svg:y="24.194cm" svg:viewBox="0 0 3282 4093" draw:points="0,4093 3282,4093 3282,0 0,0">
              <text:p/>
            </draw:polygon>
            <draw:path draw:style-name="gr19" draw:text-style-name="P21" draw:layer="layout" svg:width="3.281cm" svg:height="4.092cm" svg:x="25.359cm" svg:y="24.194cm" svg:viewBox="0 0 3282 4093" svg:d="M0 4093h3282v-4093h-3282zM928 4093v-4093M0 682h3282">
              <text:p/>
            </draw:path>
          </draw:g>
          <draw:frame draw:style-name="gr23" draw:text-style-name="P26" draw:layer="layout" svg:width="3.281cm" svg:height="4.647cm" svg:x="25.359cm" svg:y="24.194cm">
            <draw:text-box>
              <text:p text:style-name="P25"><text:span text:style-name="T2">PK</text:span><text:span text:style-name="T2"><text:tab/></text:span><text:span text:style-name="T3">id</text:span></text:p>
              <text:p text:style-name="P25"><text:span text:style-name="T3"/></text:p>
              <text:p text:style-name="P25"><text:span text:style-name="T1">FK1</text:span><text:span text:style-name="T1"><text:tab/></text:span><text:span text:style-name="T1">shopId</text:span></text:p>
              <text:p text:style-name="P25"><text:span text:style-name="T1">FK1</text:span><text:span text:style-name="T1"><text:tab/></text:span><text:span text:style-name="T1">productId</text:span></text:p>
              <text:p text:style-name="P25"><text:span text:style-name="T1">FK1</text:span><text:span text:style-name="T1"><text:tab/></text:span><text:span text:style-name="T1">transId</text:span></text:p>
              <text:p text:style-name="P25"><text:span text:style-name="T1">FK1</text:span><text:span text:style-name="T1"><text:tab/></text:span><text:span text:style-name="T1">ts</text:span></text:p>
              <text:p text:style-name="P25"><text:span text:style-name="T1">FK1</text:span><text:span text:style-name="T1"><text:tab/></text:span><text:span text:style-name="T1">price</text:span></text:p>
              <text:p text:style-name="P25"><text:span text:style-name="T1">FK1</text:span><text:span text:style-name="T1"><text:tab/></text:span><text:span text:style-name="T1">quantity</text:span></text:p>
              <text:p text:style-name="P25"><text:span text:style-name="T1">FK1</text:span><text:span text:style-name="T1"><text:tab/></text:span><text:span text:style-name="T1">amount</text:span></text:p>
            </draw:text-box>
          </draw:frame>
        </draw:g>
        <draw:polyline draw:style-name="gr10" draw:text-style-name="P8" draw:layer="layout" svg:width="3.593cm" svg:height="6.335cm" svg:x="21.767cm" svg:y="20.419cm" svg:viewBox="0 0 3594 6336" draw:points="0,0 0,6336 3594,6336">
          <text:p/>
        </draw:polyline>
        <draw:g>
          <draw:g>
            <draw:polygon draw:style-name="gr11" draw:text-style-name="P11" draw:layer="layout" svg:width="3.151cm" svg:height="0.706cm" svg:x="31.625cm" svg:y="17.878cm" svg:viewBox="0 0 3152 707" draw:points="0,707 3152,707 3152,0 0,0">
              <text:p/>
            </draw:polygon>
            <draw:polygon draw:style-name="gr12" draw:text-style-name="P12" draw:layer="layout" svg:width="3.151cm" svg:height="0.706cm" svg:x="31.625cm" svg:y="17.878cm" svg:viewBox="0 0 3152 707" draw:points="0,707 3152,707 3152,0 0,0">
              <text:p/>
            </draw:polygon>
          </draw:g>
          <draw:frame draw:style-name="gr13" draw:text-style-name="P13" draw:layer="layout" svg:width="3.151cm" svg:height="0.706cm" svg:x="31.625cm" svg:y="17.878cm">
            <draw:text-box>
              <text:p text:style-name="P3"><text:span text:style-name="T1">eventsList</text:span></text:p>
            </draw:text-box>
          </draw:frame>
        </draw:g>
        <draw:g>
          <draw:g>
            <draw:polygon draw:style-name="gr11" draw:text-style-name="P11" draw:layer="layout" svg:width="3.151cm" svg:height="4.939cm" svg:x="31.625cm" svg:y="18.583cm" svg:viewBox="0 0 3152 4940" draw:points="0,4940 3152,4940 3152,0 0,0">
              <text:p/>
            </draw:polygon>
            <draw:path draw:style-name="gr12" draw:text-style-name="P12" draw:layer="layout" svg:width="3.151cm" svg:height="4.939cm" svg:x="31.625cm" svg:y="18.583cm" svg:viewBox="0 0 3152 4940" svg:d="M0 4940h3152v-4940h-3152zM929 4940v-4940M0 673h3152">
              <text:p/>
            </draw:path>
          </draw:g>
          <draw:frame draw:style-name="gr24" draw:text-style-name="P27" draw:layer="layout" svg:width="3.151cm" svg:height="6.619cm" svg:x="31.625cm" svg:y="18.583cm">
            <draw:text-box>
              <text:p text:style-name="P25"><text:span text:style-name="T2">PK</text:span><text:span text:style-name="T2"><text:tab/></text:span><text:span text:style-name="T3">id</text:span></text:p>
              <text:p text:style-name="P25"><text:span text:style-name="T3"/></text:p>
              <text:p text:style-name="P25"><text:span text:style-name="T1">FK1</text:span><text:span text:style-name="T1"><text:tab/></text:span><text:span text:style-name="T1">transId</text:span></text:p>
              <text:p text:style-name="P25"><text:span text:style-name="T1">FK1</text:span><text:span text:style-name="T1"><text:tab/></text:span><text:span text:style-name="T1">ts</text:span></text:p>
              <text:p text:style-name="P25"><text:span text:style-name="T1"><text:tab/></text:span><text:span text:style-name="T1">createTime</text:span></text:p>
              <text:p text:style-name="P25"><text:span text:style-name="T1"><text:tab/></text:span><text:span text:style-name="T1">updateTime</text:span></text:p>
              <text:p text:style-name="P25"><text:span text:style-name="T1"><text:tab/></text:span><text:span text:style-name="T1">editResult</text:span></text:p>
              <text:p text:style-name="P25"><text:span text:style-name="T1"><text:tab/></text:span><text:span text:style-name="T1">videoUrl</text:span></text:p>
              <text:p text:style-name="P25"><text:span text:style-name="T1"><text:tab/></text:span><text:span text:style-name="T1">pic1Url</text:span></text:p>
              <text:p text:style-name="P25"><text:span text:style-name="T1"><text:tab/></text:span><text:span text:style-name="T1">pic2Url</text:span></text:p>
              <text:p text:style-name="P25"><text:span text:style-name="T1"><text:tab/></text:span><text:span text:style-name="T1">pic3Url</text:span></text:p>
            </draw:text-box>
          </draw:frame>
        </draw:g>
        <draw:line draw:style-name="gr10" draw:text-style-name="P8" draw:layer="layout" svg:x1="22.712cm" svg:y1="19.149cm" svg:x2="31.624cm" svg:y2="19.149cm">
          <text:p/>
        </draw:line>
        <draw:g>
          <draw:g>
            <draw:polygon draw:style-name="gr11" draw:text-style-name="P11" draw:layer="layout" svg:width="3.449cm" svg:height="0.706cm" svg:x="17.573cm" svg:y="1.724cm" svg:viewBox="0 0 3450 707" draw:points="0,707 3450,707 3450,0 0,0">
              <text:p/>
            </draw:polygon>
            <draw:polygon draw:style-name="gr12" draw:text-style-name="P12" draw:layer="layout" svg:width="3.449cm" svg:height="0.706cm" svg:x="17.573cm" svg:y="1.724cm" svg:viewBox="0 0 3450 707" draw:points="0,707 3450,707 3450,0 0,0">
              <text:p/>
            </draw:polygon>
          </draw:g>
          <draw:frame draw:style-name="gr13" draw:text-style-name="P13" draw:layer="layout" svg:width="3.449cm" svg:height="0.706cm" svg:x="17.573cm" svg:y="1.724cm">
            <draw:text-box>
              <text:p text:style-name="P3"><text:span text:style-name="T1">userswm</text:span></text:p>
            </draw:text-box>
          </draw:frame>
        </draw:g>
        <draw:g>
          <draw:g>
            <draw:polygon draw:style-name="gr11" draw:text-style-name="P11" draw:layer="layout" svg:width="3.449cm" svg:height="3.246cm" svg:x="17.573cm" svg:y="2.43cm" svg:viewBox="0 0 3450 3247" draw:points="0,3247 3450,3247 3450,0 0,0">
              <text:p/>
            </draw:polygon>
            <draw:path draw:style-name="gr12" draw:text-style-name="P12" draw:layer="layout" svg:width="3.449cm" svg:height="3.246cm" svg:x="17.573cm" svg:y="2.43cm" svg:viewBox="0 0 3450 3247" svg:d="M0 3247h3450v-3247h-3450zM1034 3247v-3247M0 695h3450">
              <text:p/>
            </draw:path>
          </draw:g>
          <draw:frame draw:style-name="gr25" draw:text-style-name="P29" draw:layer="layout" svg:width="3.449cm" svg:height="4.164cm" svg:x="17.573cm" svg:y="2.43cm">
            <draw:text-box>
              <text:p text:style-name="P28"><text:span text:style-name="T2">PK</text:span><text:span text:style-name="T1"><text:tab/></text:span><text:span text:style-name="T3">wmUserId</text:span></text:p>
              <text:p text:style-name="P28"><text:span text:style-name="T3"/></text:p>
              <text:p text:style-name="P28"><text:span text:style-name="T1"><text:tab/></text:span><text:span text:style-name="T1">wmUserLvl</text:span></text:p>
              <text:p text:style-name="P28"><text:span text:style-name="T2">FK1</text:span><text:span text:style-name="T2"><text:tab/></text:span><text:span text:style-name="T2">authorityId</text:span></text:p>
              <text:p text:style-name="P28"><text:span text:style-name="T1"><text:tab/></text:span><text:span text:style-name="T1">username</text:span></text:p>
              <text:p text:style-name="P28"><text:span text:style-name="T1"><text:tab/></text:span><text:span text:style-name="T1">phone</text:span></text:p>
              <text:p text:style-name="P28"><text:span text:style-name="T1"><text:tab/></text:span><text:span text:style-name="T1">email</text:span></text:p>
            </draw:text-box>
          </draw:frame>
        </draw:g>
        <draw:line draw:style-name="gr10" draw:text-style-name="P8" draw:layer="layout" svg:x1="14.258cm" svg:y1="2.712cm" svg:x2="17.573cm" svg:y2="2.712cm">
          <text:p/>
        </draw:line>
        <draw:polyline draw:style-name="gr10" draw:text-style-name="P8" draw:layer="layout" svg:width="3.505cm" svg:height="3.677cm" svg:x="14.069cm" svg:y="4.418cm" svg:viewBox="0 0 3506 3678" draw:points="3506,0 0,0 0,3678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1" svg:font-family="宋体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3T14:58:45.924010318</dc:date>
    <meta:creation-date>2017-11-06T22:33:50Z</meta:creation-date>
    <meta:generator>LibreOffice/5.1.6.2$Linux_X86_64 LibreOffice_project/10m0$Build-2</meta:generator>
    <meta:editing-duration>P4DT6H59M53S</meta:editing-duration>
    <meta:editing-cycles>3</meta:editing-cycles>
    <meta:document-statistic meta:object-count="166"/>
  </office:meta>
</office:document-meta>
</file>